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03f58" officeooo:paragraph-rsid="00003f58"/>
    </style:style>
    <style:style style:name="P2" style:family="paragraph" style:parent-style-name="Subtitle">
      <style:text-properties officeooo:rsid="00003f58" officeooo:paragraph-rsid="00003f58"/>
    </style:style>
    <style:style style:name="P3" style:family="paragraph" style:parent-style-name="Heading_20_1">
      <style:text-properties officeooo:rsid="0004ca72" officeooo:paragraph-rsid="0004ca72"/>
    </style:style>
    <style:style style:name="P4" style:family="paragraph" style:parent-style-name="Text_20_body">
      <style:text-properties officeooo:rsid="0004ca72" officeooo:paragraph-rsid="0004ca72"/>
    </style:style>
    <style:style style:name="P5" style:family="paragraph" style:parent-style-name="Text_20_body" style:list-style-name="L1">
      <style:text-properties officeooo:paragraph-rsid="0004ca72"/>
    </style:style>
    <style:style style:name="P6" style:family="paragraph" style:parent-style-name="Text_20_body" style:list-style-name="L1">
      <style:text-properties officeooo:rsid="0004ca72" officeooo:paragraph-rsid="0004ca72"/>
    </style:style>
    <style:style style:name="P7" style:family="paragraph" style:parent-style-name="Text_20_body" style:list-style-name="L1">
      <style:text-properties officeooo:rsid="00077654" officeooo:paragraph-rsid="00077654"/>
    </style:style>
    <style:style style:name="P8" style:family="paragraph" style:parent-style-name="Text_20_body" style:list-style-name="L1">
      <style:text-properties officeooo:paragraph-rsid="0009553c"/>
    </style:style>
    <style:style style:name="P9" style:family="paragraph" style:parent-style-name="Text_20_body" style:list-style-name="L1">
      <style:text-properties officeooo:rsid="000ab82e" officeooo:paragraph-rsid="000ab82e"/>
    </style:style>
    <style:style style:name="P10" style:family="paragraph" style:parent-style-name="Text_20_body" style:list-style-name="L1">
      <style:text-properties fo:font-weight="bold" officeooo:rsid="000b0022" officeooo:paragraph-rsid="000b0022" style:font-weight-asian="bold" style:font-weight-complex="bold"/>
    </style:style>
    <style:style style:name="P11" style:family="paragraph" style:parent-style-name="Text_20_body" style:list-style-name="L1">
      <style:text-properties fo:font-weight="normal" officeooo:rsid="000b0022" officeooo:paragraph-rsid="000b0022" style:font-weight-asian="normal" style:font-weight-complex="normal"/>
    </style:style>
    <style:style style:name="P12" style:family="paragraph" style:parent-style-name="Heading_20_1">
      <style:text-properties officeooo:rsid="000e966a" officeooo:paragraph-rsid="000f1371"/>
    </style:style>
    <style:style style:name="P13" style:family="paragraph" style:parent-style-name="Heading_20_1">
      <style:text-properties officeooo:rsid="000f1371" officeooo:paragraph-rsid="000f1371"/>
    </style:style>
    <style:style style:name="P14" style:family="paragraph" style:parent-style-name="Text_20_body" style:list-style-name="L2">
      <style:text-properties officeooo:rsid="000f1371" officeooo:paragraph-rsid="000f1371"/>
    </style:style>
    <style:style style:name="T1" style:family="text">
      <style:text-properties officeooo:rsid="0000f24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ca72" style:font-weight-asian="bold" style:font-weight-complex="bold"/>
    </style:style>
    <style:style style:name="T4" style:family="text">
      <style:text-properties officeooo:rsid="0004ca72"/>
    </style:style>
    <style:style style:name="T5" style:family="text">
      <style:text-properties officeooo:rsid="000ab82e"/>
    </style:style>
    <style:style style:name="T6" style:family="text">
      <style:text-properties officeooo:rsid="0009553c"/>
    </style:style>
    <style:style style:name="T7" style:family="text">
      <style:text-properties fo:font-weight="bold" officeooo:rsid="000f1371" style:font-weight-asian="bold" style:font-weight-complex="bold"/>
    </style:style>
    <style:style style:name="T8" style:family="text">
      <style:text-properties officeooo:rsid="000f13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ligencia artificial y salud mental: promesas y desafíos</text:p>
      <text:p text:style-name="P2">Guillermo Cecchi (IBM Research)</text:p>
      <text:p text:style-name="P2">Departamento de física, Facultad de Cs. Exactas, UNLP, La Plata, <text:span text:style-name="T1">Argentina</text:span> – 13/12/2024</text:p>
      <text:h text:style-name="P3" text:outline-level="1">Motivación</text:h>
      <text:p text:style-name="P4">Se ha demostrado que las cosas se pueden hacer mejor, por ejemplo en:</text:p>
      <text:list text:style-name="L1">
        <text:list-item>
          <text:p text:style-name="P5"><text:span text:style-name="T2">EL</text:span><text:span text:style-name="T3">A</text:span><text:span text:style-name="T4">: 2 de cada 100000 personas por año.</text:span></text:p>
          <text:list>
            <text:list-item>
              <text:p text:style-name="P6">Juntando información recurrente (por semana) de los pacientes de ELA se pueden hacer análisis, por ejemplo, sobre su voz, fonemas, tartamudez, etc.</text:p>
            </text:list-item>
          </text:list>
        </text:list-item>
        <text:list-item>
          <text:p text:style-name="P5"><text:span text:style-name="T3">Dolor crónico</text:span><text:span text:style-name="T4">: 21% de adultos lo sufrió, 7% de alto impacto.</text:span></text:p>
          <text:list>
            <text:list-item>
              <text:p text:style-name="P6">Evaluar cuánto dolor hay del 1 al 10 cada cierto tiempo, para que se pueda cuantificar el dolor.</text:p>
            </text:list-item>
            <text:list-item>
              <text:p text:style-name="P7">Se implanta un estimulador eléctrico en la espina dorsal para reducir las pulsiones de dolor. Evaluación médica cada aprox<text:span text:style-name="T5">imadamente</text:span> 3 meses.</text:p>
            </text:list-item>
            <text:list-item>
              <text:p text:style-name="P8"><text:span text:style-name="T6">Todos estos datos se convierten en información y estadísticas para la observación y el análisis en la terapia.</text:span></text:p>
            </text:list-item>
            <text:list-item>
              <text:p text:style-name="P9">Se tiene en cuenta el discurso del paciente para formar más estadísticas sobre el mismo.</text:p>
            </text:list-item>
            <text:list-item>
              <text:p text:style-name="P9">⅓ de los pacientes mejoraron significativamente, mientras que el ⅔ restante no empeoró.</text:p>
            </text:list-item>
          </text:list>
        </text:list-item>
        <text:list-item>
          <text:p text:style-name="P10">Psicosis prodromal: </text:p>
          <text:list>
            <text:list-item>
              <text:p text:style-name="P11">Permite la predicción de una eclosión psicótica.</text:p>
            </text:list-item>
            <text:list-item>
              <text:p text:style-name="P11">Se tienen en cuenta la sintaxis y semántica del paciente:</text:p>
              <text:list>
                <text:list-item>
                  <text:p text:style-name="P11">desorganización</text:p>
                </text:list-item>
                <text:list-item>
                  <text:p text:style-name="P11">incoherencia</text:p>
                </text:list-item>
                <text:list-item>
                  <text:p text:style-name="P11">empobrecimiento</text:p>
                </text:list-item>
                <text:list-item>
                  <text:p text:style-name="P11">delirio</text:p>
                </text:list-item>
                <text:list-item>
                  <text:p text:style-name="P11">emociones negativas</text:p>
                </text:list-item>
              </text:list>
            </text:list-item>
            <text:list-item>
              <text:p text:style-name="P11">A partir de un grupo de riesgo, se desarrollan tres etapas:</text:p>
              <text:list>
                <text:list-item>
                  <text:p text:style-name="P11"><text:soft-page-break/>fenotipado profundo: clínico, neurocognitivo, neuroimagen, pruebas de laboratorio, biomarcadores digitales (celular o smartwatch), y análisis conversacional.</text:p>
                </text:list-item>
                <text:list-item>
                  <text:p text:style-name="P11">mediciones</text:p>
                </text:list-item>
                <text:list-item>
                  <text:p text:style-name="P11">salida clínica</text:p>
                </text:list-item>
              </text:list>
            </text:list-item>
          </text:list>
        </text:list-item>
      </text:list>
      <text:h text:style-name="P12" text:outline-level="1">Lo que se viene</text:h>
      <text:p text:style-name="Text_20_body"><text:span text:style-name="T2">Implementa</text:span><text:span text:style-name="T7">ción de</text:span><text:span text:style-name="T2"> chatbots terapéuticos fiables:</text:span> <text:span text:style-name="T8">a</text:span>ctualmente las personas valoran las respuestas generadas por la IA por sobre las de un profesional de la salud, siendo estas respuestas poco acertadas a veces. Por eso debemos implementar esta alternativa cuánto antes.</text:p>
      <text:h text:style-name="P13" text:outline-level="1">Conclusiones</text:h>
      <text:list text:style-name="L2">
        <text:list-item>
          <text:p text:style-name="P14">Los ensayos clínicos están cambiando drásticamente...</text:p>
          <text:list>
            <text:list-item>
              <text:p text:style-name="P14">en terapias a corto y largo plazo.</text:p>
            </text:list-item>
          </text:list>
        </text:list-item>
        <text:list-item>
          <text:p text:style-name="P14">Especialmente en salud mental y condiciones crónicas...</text:p>
          <text:list>
            <text:list-item>
              <text:p text:style-name="P14">por ejemplo, tratamiento y recuperación del cáncer.</text:p>
            </text:list-item>
          </text:list>
        </text:list-item>
        <text:list-item>
          <text:p text:style-name="P14">Motorizado por la tecnología…</text:p>
          <text:list>
            <text:list-item>
              <text:p text:style-name="P14">los celulares inteligentes tienen uso universal;</text:p>
            </text:list-item>
            <text:list-item>
              <text:p text:style-name="P14">la computación y almacenamiento de datos se siguen abaratando;</text:p>
            </text:list-item>
            <text:list-item>
              <text:p text:style-name="P14">grandes repositorios de datos cada vez más accesibles;</text:p>
            </text:list-item>
            <text:list-item>
              <text:p text:style-name="P14">las capacidades de los chatbots siguen creciendo.</text:p>
            </text:list-item>
          </text:list>
        </text:list-item>
        <text:list-item>
          <text:p text:style-name="P14">¿Qué esperar? (ya se hace para fines mercantiles)</text:p>
          <text:list>
            <text:list-item>
              <text:p text:style-name="P14">Personalización;</text:p>
            </text:list-item>
            <text:list-item>
              <text:p text:style-name="P14">intrusividad mínima;</text:p>
            </text:list-item>
            <text:list-item>
              <text:p text:style-name="P14">intervenciones oportuna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color="#808080" loext:opacity="100%" officeooo:rsid="0010e533" officeooo:paragraph-rsid="0010e5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Federico Dob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5:16:55.326000000</meta:creation-date>
    <dc:date>2024-12-13T16:41:04.779000000</dc:date>
    <meta:editing-duration>PT53M45S</meta:editing-duration>
    <meta:editing-cycles>13</meta:editing-cycles>
    <meta:generator>LibreOffice/24.8.3.2$Windows_X86_64 LibreOffice_project/48a6bac9e7e268aeb4c3483fcf825c94556d9f92</meta:generator>
    <meta:print-date>2024-12-13T16:40:32.255000000</meta:print-date>
    <meta:printed-by>Archivos PDF</meta:printed-by>
    <meta:document-statistic meta:table-count="0" meta:image-count="0" meta:object-count="0" meta:page-count="2" meta:paragraph-count="42" meta:word-count="372" meta:character-count="2344" meta:non-whitespace-character-count="2045"/>
  </office:meta>
</office:document-meta>
</file>